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2.779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3.4661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2.436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 style:data-style-name="N0">
      <style:text-properties style:font-name="Liberation Serif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enum</text:p>
          </table:table-cell>
          <table:table-cell table:style-name="ce3" office:value-type="string" calcext:value-type="string">
            <text:p>v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ND_SEQ_EVENT_CLIENT_START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New client has connected; event data type = #snd_seq_addr_t</text:p>
          </table:table-cell>
          <table:table-cell office:value-type="string" calcext:value-type="string">
            <text:p>New client has connect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addr_t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ND_SEQ_EVENT_CLIENT_EXIT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Client has left the system; event data type = #snd_seq_addr_t</text:p>
          </table:table-cell>
          <table:table-cell office:value-type="string" calcext:value-type="string">
            <text:p>Client has left the system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addr_t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ND_SEQ_EVENT_CLIENT_CHANGE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Client status/info has changed; event data type = #snd_seq_addr_t</text:p>
          </table:table-cell>
          <table:table-cell office:value-type="string" calcext:value-type="string">
            <text:p>Client status/info has chang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addr_t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ND_SEQ_EVENT_PORT_START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New port was created; event data type = #snd_seq_addr_t</text:p>
          </table:table-cell>
          <table:table-cell office:value-type="string" calcext:value-type="string">
            <text:p>New port was creat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addr_t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ND_SEQ_EVENT_PORT_EXIT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Port was deleted from system; event data type = #snd_seq_addr_t</text:p>
          </table:table-cell>
          <table:table-cell office:value-type="string" calcext:value-type="string">
            <text:p>Port was deleted from system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addr_t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ND_SEQ_EVENT_PORT_CHANGE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Port status/info has changed; event data type = #snd_seq_addr_t</text:p>
          </table:table-cell>
          <table:table-cell office:value-type="string" calcext:value-type="string">
            <text:p>Port status/info has chang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addr_t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ND_SEQ_EVENT_PORT_SUBSCRIBED</text:p>
          </table:table-cell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Ports connected; event data type = #snd_seq_connect_t</text:p>
          </table:table-cell>
          <table:table-cell office:value-type="string" calcext:value-type="string">
            <text:p>Ports connect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connect_t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ND_SEQ_EVENT_PORT_UNSUBSCRIBED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Ports disconnected; event data type = #snd_seq_connect_t</text:p>
          </table:table-cell>
          <table:table-cell office:value-type="string" calcext:value-type="string">
            <text:p>Ports disconnect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connect_t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ND_SEQ_EVENT_NONREGPARAM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14 bit NRPN; <text:s/>event data type = #snd_seq_ev_ctrl_t</text:p>
          </table:table-cell>
          <table:table-cell office:value-type="string" calcext:value-type="string">
            <text:p>14 bit NRPN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ND_SEQ_EVENT_CONTROLLER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ontroller; event data type = #snd_seq_ev_ctrl_t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ND_SEQ_EVENT_PGMCHANGE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program change; event data type = #snd_seq_ev_ctrl_t</text:p>
          </table:table-cell>
          <table:table-cell office:value-type="string" calcext:value-type="string">
            <text:p>program chang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ND_SEQ_EVENT_CHANPRESS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channel pressure; event data type = #snd_seq_ev_ctrl_t</text:p>
          </table:table-cell>
          <table:table-cell office:value-type="string" calcext:value-type="string">
            <text:p>channel pressur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ND_SEQ_EVENT_PITCHBEND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pitchwheel; event data type = #snd_seq_ev_ctrl_t; data is from -8192 to 8191)</text:p>
          </table:table-cell>
          <table:table-cell office:value-type="string" calcext:value-type="string">
            <text:p>pitchwheel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office:value-type="float" office:value="-8192" calcext:value-type="float">
            <text:p>-8192</text:p>
          </table:table-cell>
          <table:table-cell office:value-type="float" office:value="8191" calcext:value-type="float">
            <text:p>819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ND_SEQ_EVENT_CONTROL14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14 bit controller value; event data type = #snd_seq_ev_ctrl_t</text:p>
          </table:table-cell>
          <table:table-cell office:value-type="string" calcext:value-type="string">
            <text:p>14 bit controller valu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ND_SEQ_EVENT_REGPARAM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14 bit RPN; event data type = #snd_seq_ev_ctrl_t</text:p>
          </table:table-cell>
          <table:table-cell office:value-type="string" calcext:value-type="string">
            <text:p>14 bit RPN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ND_SEQ_EVENT_SONGPOS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SPP with LSB and MSB values; event data type = #snd_seq_ev_ctrl_t</text:p>
          </table:table-cell>
          <table:table-cell office:value-type="string" calcext:value-type="string">
            <text:p>SPP with LSB and MSB value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ND_SEQ_EVENT_SONGSEL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Song Select with song ID number; event data type = #snd_seq_ev_ctrl_t</text:p>
          </table:table-cell>
          <table:table-cell office:value-type="string" calcext:value-type="string">
            <text:p>Song Select with song ID number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ND_SEQ_EVENT_QFRAME</text:p>
          </table:table-cell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midi time code quarter frame; event data type = #snd_seq_ev_ctrl_t</text:p>
          </table:table-cell>
          <table:table-cell office:value-type="string" calcext:value-type="string">
            <text:p>midi time code quarter fram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ND_SEQ_EVENT_TIMESIGN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SMF Time Signature event; event data type = #snd_seq_ev_ctrl_t</text:p>
          </table:table-cell>
          <table:table-cell office:value-type="string" calcext:value-type="string">
            <text:p>SMF Time Signature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ND_SEQ_EVENT_KEYSIGN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SMF Key Signature event; event data type = #snd_seq_ev_ctrl_t</text:p>
          </table:table-cell>
          <table:table-cell office:value-type="string" calcext:value-type="string">
            <text:p>SMF Key Signature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ctrl_t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ND_SEQ_EVENT_SYSEX</text:p>
          </table:table-cell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system exclusive data (variable length); <text:s/>event data type = #snd_seq_ev_ext_t</text:p>
          </table:table-cell>
          <table:table-cell office:value-type="string" calcext:value-type="string">
            <text:p>system exclusive data (variable length)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ND_SEQ_EVENT_BOUNCE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error event; <text:s/>event data type = #snd_seq_ev_ext_t</text:p>
          </table:table-cell>
          <table:table-cell office:value-type="string" calcext:value-type="string">
            <text:p>error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ND_SEQ_EVENT_USR_VAR0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reserved for user apps; <text:s/>event data type = #snd_seq_ev_ext_t</text:p>
          </table:table-cell>
          <table:table-cell office:value-type="string" calcext:value-type="string">
            <text:p>reserved for user app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ND_SEQ_EVENT_USR_VAR1</text:p>
          </table:table-cell>
          <table:table-cell table:style-name="ce4" office:value-type="float" office:value="136" calcext:value-type="float">
            <text:p>136</text:p>
          </table:table-cell>
          <table:table-cell office:value-type="string" calcext:value-type="string">
            <text:p>reserved for user apps; event data type = #snd_seq_ev_ext_t</text:p>
          </table:table-cell>
          <table:table-cell office:value-type="string" calcext:value-type="string">
            <text:p>reserved for user app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ND_SEQ_EVENT_USR_VAR2</text:p>
          </table:table-cell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reserved for user apps; event data type = #snd_seq_ev_ext_t</text:p>
          </table:table-cell>
          <table:table-cell office:value-type="string" calcext:value-type="string">
            <text:p>reserved for user app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ND_SEQ_EVENT_USR_VAR3</text:p>
          </table:table-cell>
          <table:table-cell table:style-name="ce4" office:value-type="float" office:value="138" calcext:value-type="float">
            <text:p>138</text:p>
          </table:table-cell>
          <table:table-cell office:value-type="string" calcext:value-type="string">
            <text:p>reserved for user apps; event data type = #snd_seq_ev_ext_t</text:p>
          </table:table-cell>
          <table:table-cell office:value-type="string" calcext:value-type="string">
            <text:p>reserved for user app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ND_SEQ_EVENT_USR_VAR4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reserved for user apps; event data type = #snd_seq_ev_ext_t</text:p>
          </table:table-cell>
          <table:table-cell office:value-type="string" calcext:value-type="string">
            <text:p>reserved for user app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ext_t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D_SEQ_EVENT_NOTE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note on and off with duration; event data type = #snd_seq_ev_note_t</text:p>
          </table:table-cell>
          <table:table-cell office:value-type="string" calcext:value-type="string">
            <text:p>note on and off with duration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note_t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ND_SEQ_EVENT_NOTEON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note on; event data type = #snd_seq_ev_note_t</text:p>
          </table:table-cell>
          <table:table-cell office:value-type="string" calcext:value-type="string">
            <text:p>note on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note_t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D_SEQ_EVENT_NOTEOFF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note off; event data type = #snd_seq_ev_note_t</text:p>
          </table:table-cell>
          <table:table-cell office:value-type="string" calcext:value-type="string">
            <text:p>note off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note_t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D_SEQ_EVENT_KEYPRESS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key pressure change (aftertouch); event data type = #snd_seq_ev_note_t</text:p>
          </table:table-cell>
          <table:table-cell office:value-type="string" calcext:value-type="string">
            <text:p>key pressure change (aftertouch)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note_t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ND_SEQ_EVENT_START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MIDI Real Time Start message; event data type = #snd_seq_ev_queue_control_t</text:p>
          </table:table-cell>
          <table:table-cell office:value-type="string" calcext:value-type="string">
            <text:p>MIDI Real Time Start messag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ND_SEQ_EVENT_CONTINUE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MIDI Real Time Continue message; event data type = #snd_seq_ev_queue_control_t</text:p>
          </table:table-cell>
          <table:table-cell office:value-type="string" calcext:value-type="string">
            <text:p>MIDI Real Time Continue messag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ND_SEQ_EVENT_STOP</text:p>
          </table:table-cell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MIDI Real Time Stop message; event data type = #snd_seq_ev_queue_control_t</text:p>
          </table:table-cell>
          <table:table-cell office:value-type="string" calcext:value-type="string">
            <text:p>MIDI Real Time Stop messag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ND_SEQ_EVENT_SETPOS_TICK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Set tick queue position; event data type = #snd_seq_ev_queue_control_t</text:p>
          </table:table-cell>
          <table:table-cell office:value-type="string" calcext:value-type="string">
            <text:p>Set tick queue position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ND_SEQ_EVENT_SETPOS_TIME</text:p>
          </table:table-cell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Set real-time queue position; event data type = #snd_seq_ev_queue_control_t</text:p>
          </table:table-cell>
          <table:table-cell office:value-type="string" calcext:value-type="string">
            <text:p>Set real-time queue position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ND_SEQ_EVENT_TEMPO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(SMF) Tempo event; event data type = #snd_seq_ev_queue_control_t</text:p>
          </table:table-cell>
          <table:table-cell office:value-type="string" calcext:value-type="string">
            <text:p>(SMF) Tempo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ND_SEQ_EVENT_CLOCK</text:p>
          </table:table-cell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MIDI Real Time Clock message; event data type = #snd_seq_ev_queue_control_t</text:p>
          </table:table-cell>
          <table:table-cell office:value-type="string" calcext:value-type="string">
            <text:p>MIDI Real Time Clock messag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ND_SEQ_EVENT_TICK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MIDI Real Time Tick message; event data type = #snd_seq_ev_queue_control_t</text:p>
          </table:table-cell>
          <table:table-cell office:value-type="string" calcext:value-type="string">
            <text:p>MIDI Real Time Tick messag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ND_SEQ_EVENT_QUEUE_SKEW</text:p>
          </table:table-cell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Queue timer skew; event data type = #snd_seq_ev_queue_control_t</text:p>
          </table:table-cell>
          <table:table-cell office:value-type="string" calcext:value-type="string">
            <text:p>Queue timer skew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D_SEQ_EVENT_SYNC_POS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Sync position changed; event data type = #snd_seq_ev_queue_control_t</text:p>
          </table:table-cell>
          <table:table-cell office:value-type="string" calcext:value-type="string">
            <text:p>Sync position changed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ev_queue_control_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D_SEQ_EVENT_SYSTEM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system status; event data type = #snd_seq_result_t</text:p>
          </table:table-cell>
          <table:table-cell office:value-type="string" calcext:value-type="string">
            <text:p>system statu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result_t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D_SEQ_EVENT_RESUL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turned result status; event data type = #snd_seq_result_t</text:p>
          </table:table-cell>
          <table:table-cell office:value-type="string" calcext:value-type="string">
            <text:p>returned result status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#snd_seq_result_t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ND_SEQ_EVENT_USR0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ND_SEQ_EVENT_USR1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ND_SEQ_EVENT_USR2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ND_SEQ_EVENT_USR3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ND_SEQ_EVENT_USR4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ND_SEQ_EVENT_USR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ND_SEQ_EVENT_USR6</text:p>
          </table:table-cell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ND_SEQ_EVENT_USR7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ND_SEQ_EVENT_USR8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ND_SEQ_EVENT_USR9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user-defined event; event data type = any (fixed size)</text:p>
          </table:table-cell>
          <table:table-cell office:value-type="string" calcext:value-type="string">
            <text:p>user-defined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(fixed size)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ND_SEQ_EVENT_ECHO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Echo-back event; event data type = any type</text:p>
          </table:table-cell>
          <table:table-cell office:value-type="string" calcext:value-type="string">
            <text:p>Echo-back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typ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ND_SEQ_EVENT_OSS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OSS emulation raw event; event data type = any type</text:p>
          </table:table-cell>
          <table:table-cell office:value-type="string" calcext:value-type="string">
            <text:p>OSS emulation raw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any typ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ND_SEQ_EVENT_TUNE_REQUEST</text:p>
          </table:table-cell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Tune request; event data type = none</text:p>
          </table:table-cell>
          <table:table-cell office:value-type="string" calcext:value-type="string">
            <text:p>Tune reques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ND_SEQ_EVENT_RESET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Reset to power-on state; event data type = none</text:p>
          </table:table-cell>
          <table:table-cell office:value-type="string" calcext:value-type="string">
            <text:p>Reset to power-on state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ND_SEQ_EVENT_SENSING</text:p>
          </table:table-cell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Active sensing event; event data type = none</text:p>
          </table:table-cell>
          <table:table-cell office:value-type="string" calcext:value-type="string">
            <text:p>Active sensing event</text:p>
          </table:table-cell>
          <table:table-cell office:value-type="string" calcext:value-type="string">
            <text:p>event data type</text:p>
          </table:table-cell>
          <table:table-cell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ND_SEQ_EVENT_NONE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NOP; ignored in any case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gnored in any case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I60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2:24:06.78788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2:06:55.378924967</meta:creation-date>
    <dc:date>2022-04-17T12:30:54.683216854</dc:date>
    <meta:editing-duration>PT20M19S</meta:editing-duration>
    <meta:editing-cycles>3</meta:editing-cycles>
    <meta:generator>LibreOffice/6.4.7.2$Linux_X86_64 LibreOffice_project/40$Build-2</meta:generator>
    <meta:document-statistic meta:table-count="1" meta:cell-count="423" meta:object-count="0"/>
  </office:meta>
</office:document-meta>
</file>